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07be1"/>
    </style:style>
    <style:style style:name="T1" style:family="text">
      <style:text-properties officeooo:rsid="001fd04b"/>
    </style:style>
    <style:style style:name="T2" style:family="text">
      <style:text-properties fo:font-size="15pt" style:font-size-asian="15pt" style:font-size-complex="15pt"/>
    </style:style>
    <style:style style:name="T3" style:family="text">
      <style:text-properties fo:font-size="15pt" officeooo:rsid="001fd04b" style:font-size-asian="15pt" style:font-size-complex="15pt"/>
    </style:style>
    <style:style style:name="T4" style:family="text">
      <style:text-properties officeooo:rsid="00207be1"/>
    </style:style>
    <style:style style:name="T5" style:family="text">
      <style:text-properties officeooo:rsid="00249a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Prediction Markets </text:span></text:p>
      <text:p text:style-name="P1"><text:span text:style-name="T4">S</text:span>peculative platforms where participants can make bets or trade contracts based on the outcome of future events. <text:span text:style-name="T4">P</text:span>rinciple: when individuals have a financial stake in the outcome, they are motivated to make accurate predictions.</text:p>
      <text:p text:style-name="P1"/>
      <text:p text:style-name="Text_20_body">Prediction markets operate on the basis of buying and selling shares or contracts that represent the probability of a particular event occurring. Participants can buy shares in the market for a specific outcome if they believe it is likely to happen, or they can sell shares if they think the outcome is unlikely. The prices of the shares reflect the market consensus on the probability of each outcome.</text:p>
      <text:p text:style-name="Text_20_body">These DApps or smart contracts facilitate the creation, trading, and settlement of prediction market assets, often using blockchain-based tokens or cryptocurrenci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31:57.947509848</meta:creation-date>
    <dc:date>2023-05-19T16:46:44.057538472</dc:date>
    <meta:editing-duration>PT14M45S</meta:editing-duration>
    <meta:editing-cycles>6</meta:editing-cycles>
    <meta:generator>LibreOffice/7.3.7.2$Linux_X86_64 LibreOffice_project/30$Build-2</meta:generator>
    <meta:document-statistic meta:table-count="0" meta:image-count="0" meta:object-count="0" meta:page-count="1" meta:paragraph-count="4" meta:word-count="125" meta:character-count="815" meta:non-whitespace-character-count="693"/>
  </office:meta>
</office:document-meta>
</file>